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.602cm" fo:margin-left="0cm" table:align="left" style:writing-mode="lr-tb"/>
    </style:style>
    <style:style style:name="Tabela1.A" style:family="table-column">
      <style:table-column-properties style:column-width="5.994cm"/>
    </style:style>
    <style:style style:name="Tabela1.B" style:family="table-column">
      <style:table-column-properties style:column-width="2.607cm"/>
    </style:style>
    <style:style style:name="Tabela1.C" style:family="table-column">
      <style:table-column-properties style:column-width="9.001cm"/>
    </style:style>
    <style:style style:name="Tabela1.A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text-align="justify" style:justify-single-word="false"/>
      <style:text-properties style:font-name="Times New Roman"/>
    </style:style>
    <style:style style:name="P2" style:family="paragraph" style:parent-style-name="Heading_20_3">
      <style:paragraph-properties fo:text-align="justify" style:justify-single-word="false"/>
      <style:text-properties style:font-name="Times New Roman" fo:font-weight="bold"/>
    </style:style>
    <style:style style:name="P3" style:family="paragraph" style:parent-style-name="Text_20_body" style:list-style-name="L1">
      <style:paragraph-properties fo:text-align="justify" style:justify-single-word="false"/>
      <style:text-properties style:font-name="Times New Roman"/>
    </style:style>
    <style:style style:name="P4" style:family="paragraph" style:parent-style-name="Text_20_body">
      <style:paragraph-properties fo:text-align="justify" style:justify-single-word="false" fo:break-before="page"/>
      <style:text-properties style:font-name="Times New Roman"/>
    </style:style>
    <style:style style:name="P5" style:family="paragraph" style:parent-style-name="Heading_20_4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Times New Roman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8" style:family="paragraph" style:parent-style-name="Heading_20_4">
      <style:paragraph-properties fo:text-align="justify" style:justify-single-word="false"/>
      <style:text-properties style:font-name="Times New Roman" fo:font-weight="bold"/>
    </style:style>
    <style:style style:name="P9" style:family="paragraph" style:parent-style-name="Text_20_body" style:list-style-name="L2">
      <style:paragraph-properties fo:text-align="justify" style:justify-single-word="false"/>
      <style:text-properties style:font-name="Times New Roman"/>
    </style:style>
    <style:style style:name="P10" style:family="paragraph" style:parent-style-name="Heading_20_4">
      <style:paragraph-properties fo:margin-top="0cm" fo:margin-bottom="0.247cm" style:contextual-spacing="false" fo:line-height="115%" fo:text-align="justify" style:justify-single-word="false"/>
      <style:text-properties style:font-name="Times New Roman" fo:font-weight="bold"/>
    </style:style>
    <style:style style:name="P11" style:family="paragraph" style:parent-style-name="Text_20_body" style:list-style-name="L3">
      <style:paragraph-properties fo:text-align="justify" style:justify-single-word="false"/>
      <style:text-properties style:font-name="Times New Roman"/>
    </style:style>
    <style:style style:name="T1" style:family="text">
      <style:text-properties fo:font-weight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tyle="italic"/>
    </style:style>
    <style:style style:name="T4" style:family="text">
      <style:text-properties style:font-name="Times New Roman" fo:font-weight="bold"/>
    </style:style>
    <style:style style:name="T5" style:family="text">
      <style:text-properties style:font-name="Times New Roman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ítulo do Projeto:</text:span> <text:span text:style-name="T2">"Developer Insights BI": Um Panorama do Desenvolvedor de Software Global.</text:span></text:p>
      <text:p text:style-name="P1"><text:span text:style-name="T1">Data:</text:span> 13 de outubro de 2025</text:p>
      <text:p text:style-name="P1"><text:span text:style-name="T1">Versão:</text:span> 1.0</text:p>
      <text:h text:style-name="P2" text:outline-level="3">1. Objetivo de Negócio</text:h>
      <text:p text:style-name="P1"><text:tab/>Criar um painel de Business Intelligence interativo e abrangente para que estudantes, desenvolvedores, recrutadores e gestores de tecnologia possam explorar e compreender as tendências do mercado global de desenvolvimento de software. O sistema visa responder a perguntas sobre quais tecnologias estão em alta, o perfil dos profissionais da área, a evolução salarial e como fatores como educação, experiência e demografia impactam a carreira dos desenvolvedores.</text:p>
      <text:h text:style-name="P2" text:outline-level="3">2. Escopo do Projeto</text:h>
      <text:list text:style-name="L1">
        <text:list-item>
          <text:p text:style-name="P3"><text:span text:style-name="T1">Fonte de Dados:</text:span> O Data Mart será construído a partir dos dados públicos da pesquisa anual <text:span text:style-name="T3">Stack Overflow Developer Survey</text:span>.</text:p>
        </text:list-item>
        <text:list-item>
          <text:p text:style-name="P3"><text:span text:style-name="T1">Período de Análise:</text:span> O modelo foi projetado para consolidar os dados de <text:span text:style-name="T1">2011 a 2025</text:span>, permitindo uma análise histórica e de tendências ao longo de uma década e meia.</text:p>
        </text:list-item>
        <text:list-item>
          <text:p text:style-name="P3"><text:span text:style-name="T1">Granularidade:</text:span> A menor unidade de análise será cada resposta individual de um desenvolvedor a uma pesquisa específica em um ano específico.</text:p>
        </text:list-item>
      </text:list>
      <text:h text:style-name="P2" text:outline-level="3">3. Arquitetura do Modelo de Dados</text:h>
      <text:p text:style-name="P1">O Data Mart será estruturado utilizando um <text:span text:style-name="T1">Esquema Galáxia (Galaxy Schema)</text:span>. Esta arquitetura consiste em uma tabela fato central conectada a múltiplas dimensões. Para resolver os relacionamentos de "muitos-para-muitos" (como um desenvolvedor que utiliza várias tecnologias), serão empregadas tabelas ponte (<text:span text:style-name="T3">bridge tables</text:span>).</text:p>
      <text:p text:style-name="P1">A chave primária da tabela fato será <text:span text:style-name="T1">composta</text:span>, formada pela união das chaves primárias das dimensões diretamente relacionadas, garantindo a unicidade de cada registro.</text:p>
      <text:p text:style-name="P4"/>
      <text:h text:style-name="P2" text:outline-level="3">4. Estrutura Detalhada das Tabelas</text:h>
      <text:h text:style-name="P5" text:outline-level="4"><text:span text:style-name="T4">4.1. Tabela Fato: </text:span><text:span text:style-name="Source_20_Text"><text:span text:style-name="T4">Fato_RespostasDev</text:span></text:span></text:h>
      <text:p text:style-name="P1">Esta tabela centraliza as métricas quantitativas de cada resposta da pesquisa.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7">Nome da Coluna</text:p>
          </table:table-cell>
          <table:table-cell table:style-name="Tabela1.A1" office:value-type="string">
            <text:p text:style-name="P7">Tipo de Chave</text:p>
          </table:table-cell>
          <table:table-cell table:style-name="Tabela1.A1" office:value-type="string">
            <text:p text:style-name="P7">Descrição</text:p>
          </table:table-cell>
        </table:table-row>
        <table:table-row>
          <table:table-cell table:style-name="Tabela1.A1" office:value-type="string">
            <text:p text:style-name="P7">SK_Geografia</text:p>
          </table:table-cell>
          <table:table-cell table:style-name="Tabela1.A1" office:value-type="string">
            <text:p text:style-name="P7">PK, FK</text:p>
          </table:table-cell>
          <table:table-cell table:style-name="Tabela1.A1" office:value-type="string">
            <text:p text:style-name="P7">Chave da dimensão de Geografia.</text:p>
          </table:table-cell>
        </table:table-row>
        <table:table-row>
          <table:table-cell table:style-name="Tabela1.A1" office:value-type="string">
            <text:p text:style-name="P7">SK_Perfil</text:p>
          </table:table-cell>
          <table:table-cell table:style-name="Tabela1.A1" office:value-type="string">
            <text:p text:style-name="P7">PK, FK</text:p>
          </table:table-cell>
          <table:table-cell table:style-name="Tabela1.A1" office:value-type="string">
            <text:p text:style-name="P7">Chave da dimensão de Perfil.</text:p>
          </table:table-cell>
        </table:table-row>
        <table:table-row>
          <table:table-cell table:style-name="Tabela1.A1" office:value-type="string">
            <text:p text:style-name="P7">SK_Educacao</text:p>
          </table:table-cell>
          <table:table-cell table:style-name="Tabela1.A1" office:value-type="string">
            <text:p text:style-name="P7">PK, FK</text:p>
          </table:table-cell>
          <table:table-cell table:style-name="Tabela1.A1" office:value-type="string">
            <text:p text:style-name="P7">Chave da dimensão de Educação.</text:p>
          </table:table-cell>
        </table:table-row>
        <table:table-row>
          <table:table-cell table:style-name="Tabela1.A1" office:value-type="string">
            <text:p text:style-name="P7">SK_AmbienteTrabalho</text:p>
          </table:table-cell>
          <table:table-cell table:style-name="Tabela1.A1" office:value-type="string">
            <text:p text:style-name="P7">PK, FK</text:p>
          </table:table-cell>
          <table:table-cell table:style-name="Tabela1.A1" office:value-type="string">
            <text:p text:style-name="P7">Chave da dimensão de Ambiente de Trabalho.</text:p>
          </table:table-cell>
        </table:table-row>
        <table:table-row>
          <table:table-cell table:style-name="Tabela1.A1" office:value-type="string">
            <text:p text:style-name="P7">SK_Pesquisa</text:p>
          </table:table-cell>
          <table:table-cell table:style-name="Tabela1.A1" office:value-type="string">
            <text:p text:style-name="P7">PK, FK</text:p>
          </table:table-cell>
          <table:table-cell table:style-name="Tabela1.A1" office:value-type="string">
            <text:p text:style-name="P7">Chave da dimensão de Pesquisa (ano).</text:p>
          </table:table-cell>
        </table:table-row>
        <table:table-row>
          <table:table-cell table:style-name="Tabela1.A1" office:value-type="string">
            <text:p text:style-name="P7">ID_Respondente</text:p>
          </table:table-cell>
          <table:table-cell table:style-name="Tabela1.A1" office:value-type="string">
            <text:p text:style-name="P7">Chave Degenerada</text:p>
          </table:table-cell>
          <table:table-cell table:style-name="Tabela1.A1" office:value-type="string">
            <text:p text:style-name="P7">ID original do respondente no arquivo da pesquisa.</text:p>
          </table:table-cell>
        </table:table-row>
        <table:table-row>
          <table:table-cell table:style-name="Tabela1.A1" office:value-type="string">
            <text:p text:style-name="P7">SalarioAnualUSD</text:p>
          </table:table-cell>
          <table:table-cell table:style-name="Tabela1.A1" office:value-type="string">
            <text:p text:style-name="P7">Métrica</text:p>
          </table:table-cell>
          <table:table-cell table:style-name="Tabela1.A1" office:value-type="string">
            <text:p text:style-name="P7">Salário anual, normalizado para dólares americanos.</text:p>
          </table:table-cell>
        </table:table-row>
        <table:table-row>
          <table:table-cell table:style-name="Tabela1.A1" office:value-type="string">
            <text:p text:style-name="P7">AnosDeExperienciaCodigo</text:p>
          </table:table-cell>
          <table:table-cell table:style-name="Tabela1.A1" office:value-type="string">
            <text:p text:style-name="P7">Métrica</text:p>
          </table:table-cell>
          <table:table-cell table:style-name="Tabela1.A1" office:value-type="string">
            <text:p text:style-name="P7">Anos totais de experiência com programação.</text:p>
          </table:table-cell>
        </table:table-row>
        <table:table-row>
          <table:table-cell table:style-name="Tabela1.A1" office:value-type="string">
            <text:p text:style-name="P7">AnosDeExperienciaProfissional</text:p>
          </table:table-cell>
          <table:table-cell table:style-name="Tabela1.A1" office:value-type="string">
            <text:p text:style-name="P7">Métrica</text:p>
          </table:table-cell>
          <table:table-cell table:style-name="Tabela1.A1" office:value-type="string">
            <text:p text:style-name="P7">Anos de experiência profissional com programação.</text:p>
          </table:table-cell>
        </table:table-row>
      </table:table>
      <text:p text:style-name="P6"/>
      <text:h text:style-name="P8" text:outline-level="4">4.2. Tabelas de Dimensão</text:h>
      <text:p text:style-name="P1">Estas tabelas contêm os atributos descritivos e qualitativos para a análise.</text:p>
      <text:list text:style-name="L2">
        <text:list-item>
          <text:p text:style-name="P9"><text:span text:style-name="Source_20_Text"><text:span text:style-name="T4">Dim_Geografia</text:span></text:span>: Armazena a localização geográfica do respondente (País, Região, Continente).</text:p>
        </text:list-item>
        <text:list-item>
          <text:p text:style-name="P9"><text:span text:style-name="Source_20_Text"><text:span text:style-name="T4">Dim_Perfil</text:span></text:span>: Contém dados demográficos como Faixa Etária, Gênero e Orientação Sexual (quando disponível).</text:p>
        </text:list-item>
        <text:list-item>
          <text:p text:style-name="P9"><text:span text:style-name="Source_20_Text"><text:span text:style-name="T4">Dim_Educacao</text:span></text:span>: Descreve o histórico educacional, como Nível Formal de Educação e Área de Estudo.</text:p>
        </text:list-item>
        <text:list-item>
          <text:p text:style-name="P9"><text:span text:style-name="Source_20_Text"><text:span text:style-name="T4">Dim_AmbienteTrabalho</text:span></text:span>: Informações sobre o contexto profissional, incluindo Status de Emprego, Tamanho da Empresa e Modalidade de Trabalho.</text:p>
        </text:list-item>
        <text:list-item>
          <text:p text:style-name="P9"><text:span text:style-name="Source_20_Text"><text:span text:style-name="T4">Dim_Pesquisa</text:span></text:span>: Dimensão essencial que contextualiza a pesquisa no tempo (Ano, Nome da Pesquisa).</text:p>
        </text:list-item>
        <text:list-item>
          <text:p text:style-name="P9"><text:span text:style-name="Source_20_Text"><text:span text:style-name="T4">Dim_Tecnologia</text:span></text:span>: Catálogo único de todas as tecnologias (linguagens, bancos de dados, plataformas, etc.).</text:p>
        </text:list-item>
        <text:list-item>
          <text:p text:style-name="P9"><text:span text:style-name="Source_20_Text"><text:span text:style-name="T4">Dim_TipoDesenvolvedor</text:span></text:span>: Catálogo único dos diferentes papéis e especialidades dos desenvolvedores.</text:p>
        </text:list-item>
      </text:list>
      <text:h text:style-name="P10" text:outline-level="4">4.3. Tabelas Ponte (Bridge Tables)</text:h>
      <text:p text:style-name="P1">Essas tabelas são cruciais para modelar corretamente os relacionamentos de "muitos-para-muitos".</text:p>
      <text:list text:style-name="L3">
        <text:list-item>
          <text:p text:style-name="P11"><text:span text:style-name="Source_20_Text"><text:span text:style-name="T4">Bridge_RespostaTipoDev</text:span></text:span>: Conecta uma única resposta na tabela fato a múltiplos papéis na <text:span text:style-name="Source_20_Text"><text:span text:style-name="T5">Dim_TipoDesenvolvedor</text:span></text:span>, já que um profissional pode se identificar com mais de uma especialidade (ex: Back-end e DevOps).</text:p>
          <text:list>
            <text:list-item>
              <text:p text:style-name="P11"><text:soft-page-break/><text:span text:style-name="T1">Estrutura:</text:span> Contém a chave primária composta da tabela fato e a chave do tipo de desenvolvedor (<text:span text:style-name="Source_20_Text"><text:span text:style-name="T5">SK_TipoDev</text:span></text:span>). Não possui atributos adicionais, pois a relação é uma afirmação direta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19:00:55.148049100</meta:creation-date>
    <dc:date>2025-10-26T14:29:52.148533900</dc:date>
    <meta:editing-duration>PT31M2S</meta:editing-duration>
    <meta:editing-cycles>2</meta:editing-cycles>
    <meta:generator>LibreOffice/25.8.2.2$Windows_X86_64 LibreOffice_project/d401f2107ccab8f924a8e2df40f573aab7605b6f</meta:generator>
    <meta:document-statistic meta:table-count="1" meta:image-count="0" meta:object-count="0" meta:page-count="3" meta:paragraph-count="58" meta:word-count="531" meta:character-count="3687" meta:non-whitespace-character-count="3225"/>
  </office:meta>
</office:document-meta>
</file>